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4*"/>
    </style:style>
    <style:style style:name="Tabella1.B" style:family="table-column">
      <style:table-column-properties style:column-width="5.667cm" style:rel-column-width="21846*"/>
    </style:style>
    <style:style style:name="Tabella1.C" style:family="table-column">
      <style:table-column-properties style:column-width="5.667cm" style:rel-column-width="21845*"/>
    </style:style>
    <style:style style:name="Tabella1.1" style:family="table-row">
      <style:table-row-properties style:min-row-height="0.6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2.884cm"/>
    </style:style>
    <style:style style:name="P1" style:family="paragraph" style:parent-style-name="Standard">
      <style:paragraph-properties fo:text-align="center" style:justify-single-word="false"/>
      <style:text-properties style:font-name="Noto Sans Mono CJK JP Bold" fo:font-size="40pt" fo:font-weight="bold" officeooo:rsid="0007eb18" officeooo:paragraph-rsid="0007eb18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13pt" fo:font-weight="bold" officeooo:rsid="000db3e1" officeooo:paragraph-rsid="000db3e1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fo:font-size="8pt" officeooo:rsid="00095731" officeooo:paragraph-rsid="0009573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fo:font-size="8pt" officeooo:rsid="0007eb18" officeooo:paragraph-rsid="0007eb18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8pt" officeooo:rsid="00157519" officeooo:paragraph-rsid="00157519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8pt" officeooo:rsid="0015ae34" officeooo:paragraph-rsid="0015ae34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7eb18" officeooo:paragraph-rsid="0007eb18" fo:background-color="#fff200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7eb18" officeooo:paragraph-rsid="0007eb18" fo:background-color="#72bf44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b8891" officeooo:paragraph-rsid="000b8891" fo:background-color="#f04e4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7eb18" officeooo:paragraph-rsid="0007eb18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95731" officeooo:paragraph-rsid="00095731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157519" officeooo:paragraph-rsid="00157519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1aee45" officeooo:paragraph-rsid="001aee45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fo:font-size="8pt" fo:font-weight="normal" officeooo:rsid="0007eb18" officeooo:paragraph-rsid="0007eb18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fo:font-size="8pt" fo:font-weight="normal" officeooo:rsid="001aee45" officeooo:paragraph-rsid="001aee45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0b9215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1927a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57519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5ae34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8c2c3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9cbf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e731a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0b9215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157519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15ae34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18c2c3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19cbf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1e731a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0b9215" fo:background-color="transparent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157519" fo:background-color="transparent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15ae34" fo:background-color="transparent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18c2c3" fo:background-color="transparent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19cbfd" fo:background-color="transparent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1e731a" fo:background-color="transparent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18a303" style:font-name="Liberation Sans1" fo:font-size="14pt" fo:font-weight="bold" officeooo:rsid="001e731a" officeooo:paragraph-rsid="001e731a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18a303" style:font-name="Liberation Sans1" fo:font-size="14pt" fo:font-weight="bold" officeooo:rsid="001fe5a3" officeooo:paragraph-rsid="001fe5a3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ce181e" style:font-name="Liberation Sans1" fo:font-size="14pt" fo:font-weight="bold" officeooo:rsid="0020c5be" officeooo:paragraph-rsid="0020c5be" style:font-size-asian="14pt" style:font-weight-asian="bold" style:font-size-complex="14pt" style:font-weight-complex="bold"/>
    </style:style>
    <style:style style:name="T1" style:family="text">
      <style:text-properties officeooo:rsid="00095731"/>
    </style:style>
    <style:style style:name="T2" style:family="text">
      <style:text-properties officeooo:rsid="000c2953"/>
    </style:style>
    <style:style style:name="T3" style:family="text">
      <style:text-properties fo:background-color="#7fffd4" loext:char-shading-value="0"/>
    </style:style>
    <style:style style:name="T4" style:family="text">
      <style:text-properties officeooo:rsid="001fe5a3" fo:background-color="#7fffd4" loext:char-shading-value="0"/>
    </style:style>
    <style:style style:name="T5" style:family="text">
      <style:text-properties officeooo:rsid="0010d23b"/>
    </style:style>
    <style:style style:name="T6" style:family="text">
      <style:text-properties officeooo:rsid="00157519"/>
    </style:style>
    <style:style style:name="T7" style:family="text">
      <style:text-properties officeooo:rsid="0015ae34"/>
    </style:style>
    <style:style style:name="T8" style:family="text">
      <style:text-properties officeooo:rsid="00180244"/>
    </style:style>
    <style:style style:name="T9" style:family="text">
      <style:text-properties officeooo:rsid="0018c2c3"/>
    </style:style>
    <style:style style:name="T10" style:family="text">
      <style:text-properties officeooo:rsid="0019cbfd"/>
    </style:style>
    <style:style style:name="T11" style:family="text">
      <style:text-properties officeooo:rsid="001aee45"/>
    </style:style>
    <style:style style:name="T12" style:family="text">
      <style:text-properties officeooo:rsid="001e73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I DA FARE</text:p>
      <text:p text:style-name="P2">(ULTIMO AGGIORNAMENTO: <text:span text:style-name="T3">0</text:span><text:span text:style-name="T4">8</text:span><text:span text:style-name="T3">-01-2019</text:span>)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7">NOME CLASSE</text:p>
          </table:table-cell>
          <table:table-cell table:style-name="Tabella1.A1" office:value-type="string">
            <text:p text:style-name="P8">DESCRIZIONE BREVE CLASSE</text:p>
          </table:table-cell>
          <table:table-cell table:style-name="Tabella1.C1" office:value-type="string">
            <text:p text:style-name="P9">CLASSE FINITA ?</text:p>
          </table:table-cell>
        </table:table-row>
        <table:table-row>
          <table:table-cell table:style-name="Tabella1.A2" office:value-type="string">
            <text:p text:style-name="P13">Dataset_Creator</text:p>
            <text:p text:style-name="P14"><text:span text:style-name="T11">[PARTE </text:span>JSON_Saver<text:span text:style-name="T11">]</text:span></text:p>
            <text:p text:style-name="P4"/>
            <text:p text:style-name="P16">INPUT: NIENTE</text:p>
            <text:p text:style-name="P23">OUTPUT: INSIEME DI FILE JSON</text:p>
            <text:p text:style-name="P29">(METODO SAVE)</text:p>
          </table:table-cell>
          <table:table-cell table:style-name="Tabella1.A2" office:value-type="string">
            <text:p text:style-name="P4">Permette di salvare tutte le candele ,contenute in una risposta ad una query ohlc, in un numero di file json diversificati in base al tipo di candela.</text:p>
          </table:table-cell>
          <table:table-cell table:style-name="Tabella1.C2" office:value-type="string">
            <text:p text:style-name="P36">SI</text:p>
          </table:table-cell>
        </table:table-row>
        <table:table-row>
          <table:table-cell table:style-name="Tabella1.A2" office:value-type="string">
            <text:p text:style-name="P13">Dataset_Creator</text:p>
            <text:p text:style-name="P15">[PARTE Dataset_Maker]</text:p>
            <text:p text:style-name="P4"/>
            <text:p text:style-name="P16">INPUT: PATH DEL JSON</text:p>
            <text:p text:style-name="P23">OUTPUT: <text:span text:style-name="T5">1</text:span> FILE .PKL</text:p>
            <text:p text:style-name="P29">(METODO EXTRACT)</text:p>
          </table:table-cell>
          <table:table-cell table:style-name="Tabella1.A2" office:value-type="string">
            <text:p text:style-name="P4">Permette di creare il Dataset</text:p>
          </table:table-cell>
          <table:table-cell table:style-name="Tabella1.C2" office:value-type="string">
            <text:p text:style-name="P36">SI</text:p>
          </table:table-cell>
        </table:table-row>
        <table:table-row>
          <table:table-cell table:style-name="Tabella1.A2" office:value-type="string">
            <text:p text:style-name="P10">Cleaner</text:p>
            <text:p text:style-name="P4"/>
            <text:p text:style-name="P16">INPUT: 1 LISTA DI LISTE, FEATURE_OGGETTO</text:p>
            <text:p text:style-name="P23">OUTPUT: 1 LISTA DI LISTE</text:p>
            <text:p text:style-name="P29">(TUTTI I METODI)</text:p>
          </table:table-cell>
          <table:table-cell table:style-name="Tabella1.A2" office:value-type="string">
            <text:p text:style-name="P4">Permett<text:span text:style-name="T1">e di fare Feature Scaling e Mean Normalization sui Dati</text:span></text:p>
          </table:table-cell>
          <table:table-cell table:style-name="Tabella1.C2" office:value-type="string">
            <text:p text:style-name="P37">NO</text:p>
          </table:table-cell>
        </table:table-row>
        <table:table-row>
          <table:table-cell table:style-name="Tabella1.A2" office:value-type="string">
            <text:p text:style-name="P11">Dataset_Splitter</text:p>
            <text:p text:style-name="P3"/>
            <text:p text:style-name="P17">INPUT: PATH DEL FILE PKL <text:s text:c="4"/></text:p>
            <text:p text:style-name="P23">OUTPUT: 2 FILE PKL</text:p>
            <text:p text:style-name="P29">(METODO SPLIT)</text:p>
          </table:table-cell>
          <table:table-cell table:style-name="Tabella1.A2" office:value-type="string">
            <text:p text:style-name="P3">Permette di suddividere il Dataset in Training e Test-Set.</text:p>
          </table:table-cell>
          <table:table-cell table:style-name="Tabella1.C2" office:value-type="string">
            <text:p text:style-name="P37">NO</text:p>
          </table:table-cell>
        </table:table-row>
        <table:table-row>
          <table:table-cell table:style-name="Tabella1.A2" office:value-type="string">
            <text:p text:style-name="P11">Curve</text:p>
            <text:p text:style-name="P3"/>
            <text:p text:style-name="P16">INPUT: LISTA DELLE X, LISTA DELLE Y,<text:span text:style-name="T12">N_MODELLO</text:span></text:p>
            <text:p text:style-name="P23">OUTPUT: GRAFICO</text:p>
            <text:p text:style-name="P29">(<text:span text:style-name="T6">PLOT_2D_H</text:span>)</text:p>
            <text:p text:style-name="P29"/>
            <text:p text:style-name="P18">INPUT: LISTA DELLE X, <text:s/><text:span text:style-name="T6">LISTA DELLE Z,N_MODELLO</text:span></text:p>
            <text:p text:style-name="P24">OUTPUT: GRAFICO</text:p>
            <text:p text:style-name="P30">(<text:span text:style-name="T6">PLOT_3D_H</text:span>)</text:p>
            <text:p text:style-name="P30"/>
            <text:p text:style-name="P18">INPUT: LISTA DE<text:span text:style-name="T6">I GRADI</text:span>, LISTA D<text:span text:style-name="T6">EI J-TRAIN</text:span>, <text:span text:style-name="T6">LISTA DEI J-CV, LISTA DEGLI IDX</text:span></text:p>
            <text:p text:style-name="P24">OUTPUT: GRAFICO</text:p>
            <text:p text:style-name="P30">(<text:span text:style-name="T6">PLOT_DEGREE_GRAPHIC</text:span>)</text:p>
          </table:table-cell>
          <table:table-cell table:style-name="Tabella1.A2" office:value-type="string">
            <text:p text:style-name="P3">Serve per disegnare una serie di grafici utili per il debug del Learning</text:p>
          </table:table-cell>
          <table:table-cell table:style-name="Tabella1.C2" office:value-type="string">
            <text:p text:style-name="P35">SI</text:p>
          </table:table-cell>
        </table:table-row>
        <table:table-row>
          <table:table-cell table:style-name="Tabella1.A2" office:value-type="string">
            <text:p text:style-name="P12">Dataset_Projector</text:p>
            <text:p text:style-name="P3"/>
            <text:p text:style-name="P16">INPUT: LISTA TRAINING, <text:span text:style-name="T6">LISTA_FEATURES_DA_MANTENERE</text:span></text:p>
            <text:p text:style-name="P23">OUTPUT: <text:span text:style-name="T6">NUOVA LISTA TRAINING RISTRETTA</text:span></text:p>
            <text:p text:style-name="P29">(METODO <text:span text:style-name="T6">TO_PROJECT</text:span>)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><text:soft-page-break/></text:p>
            <text:p text:style-name="P29"/>
            <text:p text:style-name="P29"/>
          </table:table-cell>
          <table:table-cell table:style-name="Tabella1.A2" office:value-type="string">
            <text:p text:style-name="P3">Serve per <text:span text:style-name="T6">fare proiezioni su un Training-Set, quest’azione è necessaria per poter applicare le equazioni normali.</text:span></text:p>
          </table:table-cell>
          <table:table-cell table:style-name="Tabella1.C2" office:value-type="string">
            <text:p text:style-name="P35">SI</text:p>
          </table:table-cell>
        </table:table-row>
        <table:table-row table:style-name="Tabella1.8">
          <table:table-cell table:style-name="Tabella1.A2" office:value-type="string">
            <text:p text:style-name="P12">Model_<text:span text:style-name="T12">Printer</text:span></text:p>
            <text:p text:style-name="P29"/>
            <text:p text:style-name="P21">INPUT: <text:span text:style-name="T12">MODELLI</text:span></text:p>
            <text:p text:style-name="P27">OUTPUT: <text:span text:style-name="T10">STAMPE A SCHERMO</text:span></text:p>
            <text:p text:style-name="P33">(METODO <text:span text:style-name="T10">PRINT_INPUT_MODELS</text:span>)</text:p>
            <text:p text:style-name="P33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</table:table-cell>
          <table:table-cell table:style-name="Tabella1.A2" office:value-type="string">
            <text:p text:style-name="P5">Questa classe riesce a creare una serie di Modelli in maniera interattiva.</text:p>
          </table:table-cell>
          <table:table-cell table:style-name="Tabella1.C2" office:value-type="string">
            <text:p text:style-name="P35">SI</text:p>
          </table:table-cell>
        </table:table-row>
        <table:table-row>
          <table:table-cell table:style-name="Tabella1.A2" office:value-type="string">
            <text:p text:style-name="P12">Trainer</text:p>
            <text:p text:style-name="P3"/>
            <text:p text:style-name="P16">INPUT: <text:span text:style-name="T10">TRAINING_SET, LISTA DI MODELLI</text:span></text:p>
            <text:p text:style-name="P23">OUTPUT: <text:span text:style-name="T6">NIENTE</text:span></text:p>
            <text:p text:style-name="P29">(METODO <text:span text:style-name="T6">TRAIN_MODELS</text:span>)</text:p>
            <text:p text:style-name="P29"/>
            <text:p text:style-name="P18">INPUT: <text:span text:style-name="T6">NIENTE</text:span></text:p>
            <text:p text:style-name="P24">OUTPUT: <text:span text:style-name="T6">MIGLIOR ESTIMATORE, J-TRAIN MIGLIOR ESTIMATORE, J-CV MIGLIOR ESTIMATORE, FEATURES MIGLIOR ESTIMATORE.</text:span></text:p>
            <text:p text:style-name="P30">(METODO <text:span text:style-name="T6">TAKE_THE_BEST_MODEL_FROM_LAST_TRAINING</text:span>)</text:p>
            <text:p text:style-name="P30"/>
            <text:p text:style-name="P19">INPUT: <text:span text:style-name="T6">NIENTE</text:span></text:p>
            <text:p text:style-name="P25">OUTPUT: <text:span text:style-name="T7">NIENTE</text:span></text:p>
            <text:p text:style-name="P31">(METODO <text:span text:style-name="T7">SAVE_BEST_ESTIMATOR</text:span>)</text:p>
            <text:p text:style-name="P31"/>
            <text:p text:style-name="P19">INPUT: <text:span text:style-name="T6">NIENTE</text:span></text:p>
            <text:p text:style-name="P25">OUTPUT: <text:span text:style-name="T8">GRAFICI</text:span></text:p>
            <text:p text:style-name="P31">(METODO <text:span text:style-name="T7">PLOT_GRAPHICS</text:span>)</text:p>
            <text:p text:style-name="P31"/>
            <text:p text:style-name="P19">INPUT: <text:span text:style-name="T6">NIENTE</text:span></text:p>
            <text:p text:style-name="P25">OUTPUT: <text:span text:style-name="T8">STAMPE A SCHERMO</text:span></text:p>
            <text:p text:style-name="P31">(METODO <text:span text:style-name="T7">PRINT_MODELS_ERRORS</text:span>)</text:p>
            <text:p text:style-name="P31"/>
            <text:p text:style-name="P20">INPUT: <text:span text:style-name="T9">MODELLO_1,MODELLO_2</text:span></text:p>
            <text:p text:style-name="P26">OUTPUT: <text:span text:style-name="T10">INTERO</text:span></text:p>
            <text:p text:style-name="P32">(METODO <text:span text:style-name="T9">ARE_EQUALS</text:span>)</text:p>
            <text:p text:style-name="P32"/>
            <text:p text:style-name="P20">INPUT: <text:span text:style-name="T9">MODELLO</text:span></text:p>
            <text:p text:style-name="P26">OUTPUT: <text:span text:style-name="T9">INTERO</text:span></text:p>
            <text:p text:style-name="P32">(METODO <text:span text:style-name="T9">TAKE_DEGREE</text:span>)</text:p>
            <text:p text:style-name="P32"/>
            <text:p text:style-name="P22">INPUT: <text:span text:style-name="T12">OSSERVAZIONI,ETICHETTE,K,INDEX</text:span></text:p>
            <text:p text:style-name="P28">OUTPUT: <text:span text:style-name="T12">NIENTE</text:span></text:p>
            <text:p text:style-name="P34">(METODO <text:span text:style-name="T12">CROSS_VALIDATION</text:span>)</text:p>
            <text:p text:style-name="P34"/>
            <text:p text:style-name="P22">INPUT: <text:span text:style-name="T12">INSIEME DI FOLD,FOLD DA SALTARE</text:span></text:p>
            <text:p text:style-name="P28">OUTPUT: <text:span text:style-name="T12">NUOVO SET UNIFICATO</text:span></text:p>
            <text:p text:style-name="P34">(METODO <text:span text:style-name="T12">MERGE</text:span>)</text:p>
          </table:table-cell>
          <table:table-cell table:style-name="Tabella1.A2" office:value-type="string">
            <text:p text:style-name="P5">Questa classe <text:span text:style-name="T7">allena una serie di Modelli consecutivamente.</text:span></text:p>
            <text:p text:style-name="P5"/>
            <text:p text:style-name="P6">Inoltre, si possono visualizzare varie statistiche inerenti all’ultimo Allenamento.</text:p>
            <text:p text:style-name="P5"/>
            <text:p text:style-name="P6">Infine, si può estrarre il miglior modello in un allenamento di una serie di Modelli e volendo lo si può salvare su file. </text:p>
          </table:table-cell>
          <table:table-cell table:style-name="Tabella1.C2" office:value-type="string">
            <text:p text:style-name="P35">SI</text:p>
          </table:table-cell>
        </table:table-row>
        <table:table-row>
          <table:table-cell table:style-name="Tabella1.A2" office:value-type="string">
            <text:p text:style-name="P11">Recorder_Degree</text:p>
            <text:p text:style-name="P3"/>
            <text:p text:style-name="P16">INPUT: GRADO, J-TRAIN, J-CV,<text:span text:style-name="T12">IDX</text:span></text:p>
            <text:p text:style-name="P23">OUTPUT: <text:span text:style-name="T2">NIENTE</text:span></text:p>
            <text:p text:style-name="P29">(METODO RECORD)</text:p>
          </table:table-cell>
          <table:table-cell table:style-name="Tabella1.A2" office:value-type="string">
            <text:p text:style-name="P3">Serve per registrare come varia il grado di un modello e l’errore nel caso di allenamenti multipli con grado che aumenta ad ogni allenamento.</text:p>
          </table:table-cell>
          <table:table-cell table:style-name="Tabella1.C2" office:value-type="string">
            <text:p text:style-name="P35">SI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0:42:37.889498840</meta:creation-date>
    <dc:date>2019-01-08T22:00:10.964653782</dc:date>
    <meta:editing-duration>PT42M29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2" meta:paragraph-count="93" meta:word-count="374" meta:character-count="2636" meta:non-whitespace-character-count="2348"/>
  </office:meta>
</office:document-meta>
</file>